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2CA30EF5B7096D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0.262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0.262cm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0.262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8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07cm, 4.214cm, 1.398cm, 2.77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9cm, 4.214cm, 8.256cm, 2.7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002cm" svg:height="2.307cm" svg:x="12.867cm" svg:y="5.8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003cm" svg:height="3.461cm" svg:x="10.862cm" svg:y="5.2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002cm" svg:height="4.615cm" svg:x="8.859cm" svg:y="4.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1.002cm" svg:height="1.154cm" svg:x="14.871cm" svg:y="6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003cm" svg:height="2.307cm" svg:x="16.875cm" svg:y="5.8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002cm" svg:height="3.461cm" svg:x="18.879cm" svg:y="5.2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003cm" svg:height="4.615cm" svg:x="21.05cm" svg:y="4.68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861cm" svg:y1="6.987cm" svg:x2="10.862cm" svg:y2="6.987cm" draw:start-shape="id1" draw:start-glue-point="1" draw:end-shape="id2" draw:end-glue-point="3" svg:d="M9861 6987h1001" svg:viewBox="0 0 1002 1">
          <text:p/>
        </draw:connector>
        <draw:connector draw:style-name="gr5" draw:text-style-name="P1" draw:layer="layout" svg:x1="11.865cm" svg:y1="6.987cm" svg:x2="12.867cm" svg:y2="6.987cm" draw:start-shape="id2" draw:start-glue-point="1" draw:end-shape="id3" draw:end-glue-point="3" svg:d="M11865 6987h1002" svg:viewBox="0 0 1003 1">
          <text:p/>
        </draw:connector>
        <draw:connector draw:style-name="gr5" draw:text-style-name="P1" draw:layer="layout" svg:x1="13.869cm" svg:y1="6.987cm" svg:x2="14.871cm" svg:y2="6.987cm" draw:start-shape="id3" draw:start-glue-point="1" draw:end-shape="id4" draw:end-glue-point="3" svg:d="M13869 6987h1002" svg:viewBox="0 0 1003 1">
          <text:p/>
        </draw:connector>
        <draw:connector draw:style-name="gr5" draw:text-style-name="P1" draw:layer="layout" svg:x1="15.873cm" svg:y1="6.987cm" svg:x2="16.875cm" svg:y2="6.987cm" draw:start-shape="id4" draw:start-glue-point="1" draw:end-shape="id5" draw:end-glue-point="3" svg:d="M15873 6987h1002" svg:viewBox="0 0 1003 1">
          <text:p/>
        </draw:connector>
        <draw:connector draw:style-name="gr5" draw:text-style-name="P1" draw:layer="layout" svg:x1="17.878cm" svg:y1="6.987cm" svg:x2="18.879cm" svg:y2="6.987cm" draw:start-shape="id5" draw:start-glue-point="1" draw:end-shape="id6" draw:end-glue-point="3" svg:d="M17878 6987h1001" svg:viewBox="0 0 1002 1">
          <text:p/>
        </draw:connector>
        <draw:connector draw:style-name="gr5" draw:text-style-name="P1" draw:layer="layout" svg:x1="19.881cm" svg:y1="6.987cm" svg:x2="21.05cm" svg:y2="6.987cm" draw:start-shape="id6" draw:start-glue-point="1" draw:end-shape="id7" draw:end-glue-point="3" svg:d="M19881 6987h1169" svg:viewBox="0 0 1170 1">
          <text:p/>
        </draw:connector>
        <draw:connector draw:style-name="gr5" draw:text-style-name="P1" draw:layer="layout" svg:x1="13.368cm" svg:y1="5.834cm" svg:x2="17.376cm" svg:y2="5.834cm" draw:start-shape="id3" draw:start-glue-point="0" draw:end-shape="id5" draw:end-glue-point="0" svg:d="M13368 5834v-502h4008v502" svg:viewBox="0 0 4009 503">
          <text:p/>
        </draw:connector>
        <draw:connector draw:style-name="gr5" draw:text-style-name="P1" draw:layer="layout" svg:x1="11.363cm" svg:y1="5.257cm" svg:x2="19.38cm" svg:y2="5.257cm" draw:start-shape="id2" draw:start-glue-point="0" draw:end-shape="id6" svg:d="M11363 5257v-502h8017v502" svg:viewBox="0 0 8018 503">
          <text:p/>
        </draw:connector>
        <draw:connector draw:style-name="gr5" draw:text-style-name="P1" draw:layer="layout" svg:x1="9.36cm" svg:y1="4.68cm" svg:x2="21.551cm" svg:y2="4.68cm" draw:start-shape="id1" draw:start-glue-point="0" draw:end-shape="id7" draw:end-glue-point="0" svg:d="M9360 4680v-502h12191v502" svg:viewBox="0 0 12192 503">
          <text:p/>
        </draw:connector>
        <draw:line draw:style-name="gr5" draw:text-style-name="P1" draw:layer="layout" svg:x1="22.053cm" svg:y1="6.998cm" svg:x2="23.055cm" svg:y2="6.998cm">
          <text:p/>
        </draw:line>
        <draw:frame draw:style-name="gr6" draw:layer="layout" svg:width="6.013cm" svg:height="1.731cm" svg:x="12.731cm" svg:y="8.921cm">
          <draw:text-box>
            <text:p>Flow Network</text:p>
          </draw:text-box>
        </draw:frame>
        <draw:frame draw:style-name="gr7" draw:text-style-name="P1" draw:layer="layout" svg:width="6.246cm" svg:height="1.769cm" svg:x="1.635cm" svg:y="6.036cm">
          <draw:image xlink:href="Pictures/1000020100000280000001E02CA30EF5B7096DD2.png" xlink:type="simple" xlink:show="embed" xlink:actuate="onLoad">
            <text:p/>
          </draw:image>
        </draw:frame>
        <draw:frame draw:style-name="gr8" draw:text-style-name="P1" draw:layer="layout" svg:width="5.979cm" svg:height="1.768cm" svg:x="23.088cm" svg:y="5.999cm">
          <draw:image xlink:href="Pictures/1000020100000280000001E02CA30EF5B7096DD2.png" xlink:type="simple" xlink:show="embed" xlink:actuate="onLoad">
            <text:p/>
          </draw:image>
        </draw:frame>
        <draw:line draw:style-name="gr5" draw:text-style-name="P1" draw:layer="layout" svg:x1="7.882cm" svg:y1="6.998cm" svg:x2="8.884cm" svg:y2="6.9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582cm" fo:page-height="14.0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9:52:33.974096095</meta:creation-date>
    <dc:date>2017-11-07T18:41:31.654708781</dc:date>
    <meta:editing-duration>PT5M11S</meta:editing-duration>
    <meta:editing-cycles>3</meta:editing-cycles>
    <meta:generator>LibreOffice/4.2.8.2$Linux_X86_64 LibreOffice_project/420m0$Build-2</meta:generator>
    <meta:document-statistic meta:object-count="21"/>
  </office:meta>
</office:document-meta>
</file>